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8055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6283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</office:automatic-styles>
  <office:body>
    <office:spreadsheet>
      <table:table table:name="frames 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d4g</text:p>
          </table:table-cell>
          <table:table-cell/>
          <table:table-cell office:value-type="string">
            <text:p>d4m</text:p>
          </table:table-cell>
          <table:table-cell/>
          <table:table-cell office:value-type="string">
            <text:p>protein</text:p>
          </table:table-cell>
          <table:table-cell/>
        </table:table-row>
        <table:table-row table:style-name="ro1">
          <table:table-cell office:value-type="string">
            <text:p>Total Frames</text:p>
          </table:table-cell>
          <table:table-cell office:value-type="float" office:value="317739">
            <text:p>317739</text:p>
          </table:table-cell>
          <table:table-cell office:value-type="string">
            <text:p>Cumulative</text:p>
          </table:table-cell>
          <table:table-cell office:value-type="float" office:value="355642">
            <text:p>355642</text:p>
          </table:table-cell>
          <table:table-cell office:value-type="string">
            <text:p>Cumulative</text:p>
          </table:table-cell>
          <table:table-cell office:value-type="float" office:value="520407">
            <text:p>520407</text:p>
          </table:table-cell>
          <table:table-cell office:value-type="string">
            <text:p>Cumul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51">
            <text:p>9951</text:p>
          </table:table-cell>
          <table:table-cell table:formula="of:=[.B3]" office:value-type="float" office:value="9951">
            <text:p>9951</text:p>
          </table:table-cell>
          <table:table-cell office:value-type="float" office:value="9943">
            <text:p>9943</text:p>
          </table:table-cell>
          <table:table-cell table:formula="of:=[.D3]" office:value-type="float" office:value="9943">
            <text:p>9943</text:p>
          </table:table-cell>
          <table:table-cell office:value-type="float" office:value="9999">
            <text:p>9999</text:p>
          </table:table-cell>
          <table:table-cell table:formula="of:=[.F3]" office:value-type="float" office:value="9999">
            <text:p>9999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office:value-type="float" office:value="9960">
            <text:p>9960</text:p>
          </table:table-cell>
          <table:table-cell table:style-name="ce1" table:formula="of:=[.C3]+[.B4]" office:value-type="float" office:value="19911">
            <text:p>19911</text:p>
          </table:table-cell>
          <table:table-cell office:value-type="float" office:value="9953">
            <text:p>9953</text:p>
          </table:table-cell>
          <table:table-cell table:style-name="ce1" table:formula="of:=[.E3]+[.D4]" office:value-type="float" office:value="19896">
            <text:p>19896</text:p>
          </table:table-cell>
          <table:table-cell office:value-type="float" office:value="10865">
            <text:p>10865</text:p>
          </table:table-cell>
          <table:table-cell table:style-name="ce1" table:formula="of:=[.F4]+[.G3]" office:value-type="float" office:value="20864">
            <text:p>20864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office:value-type="float" office:value="9909">
            <text:p>9909</text:p>
          </table:table-cell>
          <table:table-cell table:formula="of:=[.C4]+[.B5]" office:value-type="float" office:value="29820">
            <text:p>29820</text:p>
          </table:table-cell>
          <table:table-cell office:value-type="float" office:value="9929">
            <text:p>9929</text:p>
          </table:table-cell>
          <table:table-cell table:formula="of:=[.E4]+[.D5]" office:value-type="float" office:value="29825">
            <text:p>29825</text:p>
          </table:table-cell>
          <table:table-cell office:value-type="float" office:value="10835">
            <text:p>10835</text:p>
          </table:table-cell>
          <table:table-cell table:formula="of:=[.F5]+[.G4]" office:value-type="float" office:value="31699">
            <text:p>31699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float" office:value="9942">
            <text:p>9942</text:p>
          </table:table-cell>
          <table:table-cell table:style-name="ce1" table:formula="of:=[.C5]+[.B6]" office:value-type="float" office:value="39762">
            <text:p>39762</text:p>
          </table:table-cell>
          <table:table-cell office:value-type="float" office:value="9949">
            <text:p>9949</text:p>
          </table:table-cell>
          <table:table-cell table:style-name="ce1" table:formula="of:=[.E5]+[.D6]" office:value-type="float" office:value="39774">
            <text:p>39774</text:p>
          </table:table-cell>
          <table:table-cell office:value-type="float" office:value="10945">
            <text:p>10945</text:p>
          </table:table-cell>
          <table:table-cell table:style-name="ce1" table:formula="of:=[.F6]+[.G5]" office:value-type="float" office:value="42644">
            <text:p>42644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office:value-type="float" office:value="9267">
            <text:p>9267</text:p>
          </table:table-cell>
          <table:table-cell table:formula="of:=[.C6]+[.B7]" office:value-type="float" office:value="49029">
            <text:p>49029</text:p>
          </table:table-cell>
          <table:table-cell office:value-type="float" office:value="9938">
            <text:p>9938</text:p>
          </table:table-cell>
          <table:table-cell table:formula="of:=[.E6]+[.D7]" office:value-type="float" office:value="49712">
            <text:p>49712</text:p>
          </table:table-cell>
          <table:table-cell office:value-type="float" office:value="10939">
            <text:p>10939</text:p>
          </table:table-cell>
          <table:table-cell table:formula="of:=[.F7]+[.G6]" office:value-type="float" office:value="53583">
            <text:p>53583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float" office:value="9908">
            <text:p>9908</text:p>
          </table:table-cell>
          <table:table-cell table:style-name="ce1" table:formula="of:=[.C7]+[.B8]" office:value-type="float" office:value="58937">
            <text:p>58937</text:p>
          </table:table-cell>
          <table:table-cell office:value-type="float" office:value="9950">
            <text:p>9950</text:p>
          </table:table-cell>
          <table:table-cell table:style-name="ce1" table:formula="of:=[.E7]+[.D8]" office:value-type="float" office:value="59662">
            <text:p>59662</text:p>
          </table:table-cell>
          <table:table-cell office:value-type="float" office:value="11241">
            <text:p>11241</text:p>
          </table:table-cell>
          <table:table-cell table:style-name="ce1" table:formula="of:=[.F8]+[.G7]" office:value-type="float" office:value="64824">
            <text:p>64824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float" office:value="9951">
            <text:p>9951</text:p>
          </table:table-cell>
          <table:table-cell table:formula="of:=[.C8]+[.B9]" office:value-type="float" office:value="68888">
            <text:p>68888</text:p>
          </table:table-cell>
          <table:table-cell office:value-type="float" office:value="9920">
            <text:p>9920</text:p>
          </table:table-cell>
          <table:table-cell table:formula="of:=[.E8]+[.D9]" office:value-type="float" office:value="69582">
            <text:p>69582</text:p>
          </table:table-cell>
          <table:table-cell office:value-type="float" office:value="10490">
            <text:p>10490</text:p>
          </table:table-cell>
          <table:table-cell table:formula="of:=[.F9]+[.G8]" office:value-type="float" office:value="75314">
            <text:p>75314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float" office:value="9251">
            <text:p>9251</text:p>
          </table:table-cell>
          <table:table-cell table:style-name="ce1" table:formula="of:=[.C9]+[.B10]" office:value-type="float" office:value="78139">
            <text:p>78139</text:p>
          </table:table-cell>
          <table:table-cell office:value-type="float" office:value="9963">
            <text:p>9963</text:p>
          </table:table-cell>
          <table:table-cell table:style-name="ce1" table:formula="of:=[.E9]+[.D10]" office:value-type="float" office:value="79545">
            <text:p>79545</text:p>
          </table:table-cell>
          <table:table-cell office:value-type="float" office:value="11007">
            <text:p>11007</text:p>
          </table:table-cell>
          <table:table-cell table:style-name="ce1" table:formula="of:=[.F10]+[.G9]" office:value-type="float" office:value="86321">
            <text:p>86321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float" office:value="9936">
            <text:p>9936</text:p>
          </table:table-cell>
          <table:table-cell table:formula="of:=[.C10]+[.B11]" office:value-type="float" office:value="88075">
            <text:p>88075</text:p>
          </table:table-cell>
          <table:table-cell office:value-type="float" office:value="9950">
            <text:p>9950</text:p>
          </table:table-cell>
          <table:table-cell table:formula="of:=[.E10]+[.D11]" office:value-type="float" office:value="89495">
            <text:p>89495</text:p>
          </table:table-cell>
          <table:table-cell office:value-type="float" office:value="11219">
            <text:p>11219</text:p>
          </table:table-cell>
          <table:table-cell table:formula="of:=[.F11]+[.G10]" office:value-type="float" office:value="97540">
            <text:p>97540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float" office:value="9946">
            <text:p>9946</text:p>
          </table:table-cell>
          <table:table-cell table:style-name="ce1" table:formula="of:=[.C11]+[.B12]" office:value-type="float" office:value="98021">
            <text:p>98021</text:p>
          </table:table-cell>
          <table:table-cell office:value-type="float" office:value="9941">
            <text:p>9941</text:p>
          </table:table-cell>
          <table:table-cell table:style-name="ce1" table:formula="of:=[.E11]+[.D12]" office:value-type="float" office:value="99436">
            <text:p>99436</text:p>
          </table:table-cell>
          <table:table-cell office:value-type="float" office:value="11151">
            <text:p>11151</text:p>
          </table:table-cell>
          <table:table-cell table:style-name="ce1" table:formula="of:=[.F12]+[.G11]" office:value-type="float" office:value="108691">
            <text:p>108691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office:value-type="float" office:value="9377">
            <text:p>9377</text:p>
          </table:table-cell>
          <table:table-cell table:formula="of:=[.C12]+[.B13]" office:value-type="float" office:value="107398">
            <text:p>107398</text:p>
          </table:table-cell>
          <table:table-cell office:value-type="float" office:value="9961">
            <text:p>9961</text:p>
          </table:table-cell>
          <table:table-cell table:formula="of:=[.E12]+[.D13]" office:value-type="float" office:value="109397">
            <text:p>109397</text:p>
          </table:table-cell>
          <table:table-cell office:value-type="float" office:value="10600">
            <text:p>10600</text:p>
          </table:table-cell>
          <table:table-cell table:formula="of:=[.F13]+[.G12]" office:value-type="float" office:value="119291">
            <text:p>119291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float" office:value="9928">
            <text:p>9928</text:p>
          </table:table-cell>
          <table:table-cell table:style-name="ce1" table:formula="of:=[.C13]+[.B14]" office:value-type="float" office:value="117326">
            <text:p>117326</text:p>
          </table:table-cell>
          <table:table-cell office:value-type="float" office:value="9927">
            <text:p>9927</text:p>
          </table:table-cell>
          <table:table-cell table:style-name="ce1" table:formula="of:=[.E13]+[.D14]" office:value-type="float" office:value="119324">
            <text:p>119324</text:p>
          </table:table-cell>
          <table:table-cell office:value-type="float" office:value="10900">
            <text:p>10900</text:p>
          </table:table-cell>
          <table:table-cell table:style-name="ce1" table:formula="of:=[.F14]+[.G13]" office:value-type="float" office:value="130191">
            <text:p>130191</text:p>
          </table:table-cell>
        </table:table-row>
        <table:table-row table:style-name="ro1">
          <table:table-cell table:formula="of:=[.A14]+1" office:value-type="float" office:value="13">
            <text:p>13</text:p>
          </table:table-cell>
          <table:table-cell office:value-type="float" office:value="12820">
            <text:p>12820</text:p>
          </table:table-cell>
          <table:table-cell table:formula="of:=[.C14]+[.B15]" office:value-type="float" office:value="130146">
            <text:p>130146</text:p>
          </table:table-cell>
          <table:table-cell office:value-type="float" office:value="9924">
            <text:p>9924</text:p>
          </table:table-cell>
          <table:table-cell table:formula="of:=[.E14]+[.D15]" office:value-type="float" office:value="129248">
            <text:p>129248</text:p>
          </table:table-cell>
          <table:table-cell office:value-type="float" office:value="10528">
            <text:p>10528</text:p>
          </table:table-cell>
          <table:table-cell table:formula="of:=[.F15]+[.G14]" office:value-type="float" office:value="140719">
            <text:p>140719</text:p>
          </table:table-cell>
        </table:table-row>
        <table:table-row table:style-name="ro1">
          <table:table-cell table:formula="of:=[.A15]+1" office:value-type="float" office:value="14">
            <text:p>14</text:p>
          </table:table-cell>
          <table:table-cell office:value-type="float" office:value="9913">
            <text:p>9913</text:p>
          </table:table-cell>
          <table:table-cell table:style-name="ce1" table:formula="of:=[.C15]+[.B16]" office:value-type="float" office:value="140059">
            <text:p>140059</text:p>
          </table:table-cell>
          <table:table-cell office:value-type="float" office:value="9954">
            <text:p>9954</text:p>
          </table:table-cell>
          <table:table-cell table:style-name="ce1" table:formula="of:=[.E15]+[.D16]" office:value-type="float" office:value="139202">
            <text:p>139202</text:p>
          </table:table-cell>
          <table:table-cell office:value-type="float" office:value="11266">
            <text:p>11266</text:p>
          </table:table-cell>
          <table:table-cell table:style-name="ce1" table:formula="of:=[.F16]+[.G15]" office:value-type="float" office:value="151985">
            <text:p>151985</text:p>
          </table:table-cell>
        </table:table-row>
        <table:table-row table:style-name="ro1">
          <table:table-cell table:formula="of:=[.A16]+1" office:value-type="float" office:value="15">
            <text:p>15</text:p>
          </table:table-cell>
          <table:table-cell office:value-type="float" office:value="9929">
            <text:p>9929</text:p>
          </table:table-cell>
          <table:table-cell table:formula="of:=[.C16]+[.B17]" office:value-type="float" office:value="149988">
            <text:p>149988</text:p>
          </table:table-cell>
          <table:table-cell office:value-type="float" office:value="9947">
            <text:p>9947</text:p>
          </table:table-cell>
          <table:table-cell table:formula="of:=[.E16]+[.D17]" office:value-type="float" office:value="149149">
            <text:p>149149</text:p>
          </table:table-cell>
          <table:table-cell office:value-type="float" office:value="10547">
            <text:p>10547</text:p>
          </table:table-cell>
          <table:table-cell table:formula="of:=[.F17]+[.G16]" office:value-type="float" office:value="162532">
            <text:p>162532</text:p>
          </table:table-cell>
        </table:table-row>
        <table:table-row table:style-name="ro1">
          <table:table-cell table:formula="of:=[.A17]+1" office:value-type="float" office:value="16">
            <text:p>16</text:p>
          </table:table-cell>
          <table:table-cell office:value-type="float" office:value="9935">
            <text:p>9935</text:p>
          </table:table-cell>
          <table:table-cell table:style-name="ce1" table:formula="of:=[.C17]+[.B18]" office:value-type="float" office:value="159923">
            <text:p>159923</text:p>
          </table:table-cell>
          <table:table-cell office:value-type="float" office:value="9298">
            <text:p>9298</text:p>
          </table:table-cell>
          <table:table-cell table:style-name="ce1" table:formula="of:=[.E17]+[.D18]" office:value-type="float" office:value="158447">
            <text:p>158447</text:p>
          </table:table-cell>
          <table:table-cell office:value-type="float" office:value="10801">
            <text:p>10801</text:p>
          </table:table-cell>
          <table:table-cell table:style-name="ce1" table:formula="of:=[.F18]+[.G17]" office:value-type="float" office:value="173333">
            <text:p>173333</text:p>
          </table:table-cell>
        </table:table-row>
        <table:table-row table:style-name="ro1">
          <table:table-cell table:formula="of:=[.A18]+1" office:value-type="float" office:value="17">
            <text:p>17</text:p>
          </table:table-cell>
          <table:table-cell office:value-type="float" office:value="9950">
            <text:p>9950</text:p>
          </table:table-cell>
          <table:table-cell table:formula="of:=[.C18]+[.B19]" office:value-type="float" office:value="169873">
            <text:p>169873</text:p>
          </table:table-cell>
          <table:table-cell office:value-type="float" office:value="9915">
            <text:p>9915</text:p>
          </table:table-cell>
          <table:table-cell table:formula="of:=[.E18]+[.D19]" office:value-type="float" office:value="168362">
            <text:p>168362</text:p>
          </table:table-cell>
          <table:table-cell office:value-type="float" office:value="10638">
            <text:p>10638</text:p>
          </table:table-cell>
          <table:table-cell table:formula="of:=[.F19]+[.G18]" office:value-type="float" office:value="183971">
            <text:p>183971</text:p>
          </table:table-cell>
        </table:table-row>
        <table:table-row table:style-name="ro1">
          <table:table-cell table:formula="of:=[.A19]+1" office:value-type="float" office:value="18">
            <text:p>18</text:p>
          </table:table-cell>
          <table:table-cell office:value-type="float" office:value="9940">
            <text:p>9940</text:p>
          </table:table-cell>
          <table:table-cell table:style-name="ce1" table:formula="of:=[.C19]+[.B20]" office:value-type="float" office:value="179813">
            <text:p>179813</text:p>
          </table:table-cell>
          <table:table-cell office:value-type="float" office:value="9935">
            <text:p>9935</text:p>
          </table:table-cell>
          <table:table-cell table:style-name="ce1" table:formula="of:=[.E19]+[.D20]" office:value-type="float" office:value="178297">
            <text:p>178297</text:p>
          </table:table-cell>
          <table:table-cell office:value-type="float" office:value="10365">
            <text:p>10365</text:p>
          </table:table-cell>
          <table:table-cell table:style-name="ce1" table:formula="of:=[.F20]+[.G19]" office:value-type="float" office:value="194336">
            <text:p>194336</text:p>
          </table:table-cell>
        </table:table-row>
        <table:table-row table:style-name="ro1">
          <table:table-cell table:formula="of:=[.A20]+1" office:value-type="float" office:value="19">
            <text:p>19</text:p>
          </table:table-cell>
          <table:table-cell office:value-type="float" office:value="9403">
            <text:p>9403</text:p>
          </table:table-cell>
          <table:table-cell table:formula="of:=[.C20]+[.B21]" office:value-type="float" office:value="189216">
            <text:p>189216</text:p>
          </table:table-cell>
          <table:table-cell office:value-type="float" office:value="9913">
            <text:p>9913</text:p>
          </table:table-cell>
          <table:table-cell table:formula="of:=[.E20]+[.D21]" office:value-type="float" office:value="188210">
            <text:p>188210</text:p>
          </table:table-cell>
          <table:table-cell office:value-type="float" office:value="10775">
            <text:p>10775</text:p>
          </table:table-cell>
          <table:table-cell table:formula="of:=[.F21]+[.G20]" office:value-type="float" office:value="205111">
            <text:p>205111</text:p>
          </table:table-cell>
        </table:table-row>
        <table:table-row table:style-name="ro1">
          <table:table-cell table:formula="of:=[.A21]+1" office:value-type="float" office:value="20">
            <text:p>20</text:p>
          </table:table-cell>
          <table:table-cell office:value-type="float" office:value="9925">
            <text:p>9925</text:p>
          </table:table-cell>
          <table:table-cell table:style-name="ce1" table:formula="of:=[.C21]+[.B22]" office:value-type="float" office:value="199141">
            <text:p>199141</text:p>
          </table:table-cell>
          <table:table-cell office:value-type="float" office:value="9936">
            <text:p>9936</text:p>
          </table:table-cell>
          <table:table-cell table:style-name="ce1" table:formula="of:=[.E21]+[.D22]" office:value-type="float" office:value="198146">
            <text:p>198146</text:p>
          </table:table-cell>
          <table:table-cell office:value-type="float" office:value="11300">
            <text:p>11300</text:p>
          </table:table-cell>
          <table:table-cell table:style-name="ce1" table:formula="of:=[.F22]+[.G21]" office:value-type="float" office:value="216411">
            <text:p>216411</text:p>
          </table:table-cell>
        </table:table-row>
        <table:table-row table:style-name="ro1">
          <table:table-cell table:formula="of:=[.A22]+1" office:value-type="float" office:value="21">
            <text:p>21</text:p>
          </table:table-cell>
          <table:table-cell office:value-type="float" office:value="9954">
            <text:p>9954</text:p>
          </table:table-cell>
          <table:table-cell table:formula="of:=[.C22]+[.B23]" office:value-type="float" office:value="209095">
            <text:p>209095</text:p>
          </table:table-cell>
          <table:table-cell office:value-type="float" office:value="9952">
            <text:p>9952</text:p>
          </table:table-cell>
          <table:table-cell table:formula="of:=[.E22]+[.D23]" office:value-type="float" office:value="208098">
            <text:p>208098</text:p>
          </table:table-cell>
          <table:table-cell office:value-type="float" office:value="11168">
            <text:p>11168</text:p>
          </table:table-cell>
          <table:table-cell table:formula="of:=[.F23]+[.G22]" office:value-type="float" office:value="227579">
            <text:p>227579</text:p>
          </table:table-cell>
        </table:table-row>
        <table:table-row table:style-name="ro1">
          <table:table-cell table:formula="of:=[.A23]+1" office:value-type="float" office:value="22">
            <text:p>22</text:p>
          </table:table-cell>
          <table:table-cell office:value-type="float" office:value="9392">
            <text:p>9392</text:p>
          </table:table-cell>
          <table:table-cell table:style-name="ce1" table:formula="of:=[.C23]+[.B24]" office:value-type="float" office:value="218487">
            <text:p>218487</text:p>
          </table:table-cell>
          <table:table-cell office:value-type="float" office:value="9915">
            <text:p>9915</text:p>
          </table:table-cell>
          <table:table-cell table:style-name="ce1" table:formula="of:=[.E23]+[.D24]" office:value-type="float" office:value="218013">
            <text:p>218013</text:p>
          </table:table-cell>
          <table:table-cell office:value-type="float" office:value="10626">
            <text:p>10626</text:p>
          </table:table-cell>
          <table:table-cell table:style-name="ce1" table:formula="of:=[.F24]+[.G23]" office:value-type="float" office:value="238205">
            <text:p>238205</text:p>
          </table:table-cell>
        </table:table-row>
        <table:table-row table:style-name="ro1">
          <table:table-cell table:formula="of:=[.A24]+1" office:value-type="float" office:value="23">
            <text:p>23</text:p>
          </table:table-cell>
          <table:table-cell office:value-type="float" office:value="9933">
            <text:p>9933</text:p>
          </table:table-cell>
          <table:table-cell table:formula="of:=[.C24]+[.B25]" office:value-type="float" office:value="228420">
            <text:p>228420</text:p>
          </table:table-cell>
          <table:table-cell office:value-type="float" office:value="9951">
            <text:p>9951</text:p>
          </table:table-cell>
          <table:table-cell table:formula="of:=[.E24]+[.D25]" office:value-type="float" office:value="227964">
            <text:p>227964</text:p>
          </table:table-cell>
          <table:table-cell office:value-type="float" office:value="11088">
            <text:p>11088</text:p>
          </table:table-cell>
          <table:table-cell table:formula="of:=[.F25]+[.G24]" office:value-type="float" office:value="249293">
            <text:p>249293</text:p>
          </table:table-cell>
        </table:table-row>
        <table:table-row table:style-name="ro1">
          <table:table-cell table:formula="of:=[.A25]+1" office:value-type="float" office:value="24">
            <text:p>24</text:p>
          </table:table-cell>
          <table:table-cell office:value-type="float" office:value="9950">
            <text:p>9950</text:p>
          </table:table-cell>
          <table:table-cell table:style-name="ce1" table:formula="of:=[.C25]+[.B26]" office:value-type="float" office:value="238370">
            <text:p>238370</text:p>
          </table:table-cell>
          <table:table-cell office:value-type="float" office:value="9923">
            <text:p>9923</text:p>
          </table:table-cell>
          <table:table-cell table:style-name="ce1" table:formula="of:=[.E25]+[.D26]" office:value-type="float" office:value="237887">
            <text:p>237887</text:p>
          </table:table-cell>
          <table:table-cell office:value-type="float" office:value="10493">
            <text:p>10493</text:p>
          </table:table-cell>
          <table:table-cell table:style-name="ce1" table:formula="of:=[.F26]+[.G25]" office:value-type="float" office:value="259786">
            <text:p>259786</text:p>
          </table:table-cell>
        </table:table-row>
        <table:table-row table:style-name="ro1">
          <table:table-cell table:formula="of:=[.A26]+1" office:value-type="float" office:value="25">
            <text:p>25</text:p>
          </table:table-cell>
          <table:table-cell office:value-type="float" office:value="9948">
            <text:p>9948</text:p>
          </table:table-cell>
          <table:table-cell table:formula="of:=[.C26]+[.B27]" office:value-type="float" office:value="248318">
            <text:p>248318</text:p>
          </table:table-cell>
          <table:table-cell office:value-type="float" office:value="9953">
            <text:p>9953</text:p>
          </table:table-cell>
          <table:table-cell table:formula="of:=[.E26]+[.D27]" office:value-type="float" office:value="247840">
            <text:p>247840</text:p>
          </table:table-cell>
          <table:table-cell office:value-type="float" office:value="10848">
            <text:p>10848</text:p>
          </table:table-cell>
          <table:table-cell table:formula="of:=[.F27]+[.G26]" office:value-type="float" office:value="270634">
            <text:p>270634</text:p>
          </table:table-cell>
        </table:table-row>
        <table:table-row table:style-name="ro1">
          <table:table-cell table:formula="of:=[.A27]+1" office:value-type="float" office:value="26">
            <text:p>26</text:p>
          </table:table-cell>
          <table:table-cell office:value-type="float" office:value="9922">
            <text:p>9922</text:p>
          </table:table-cell>
          <table:table-cell table:style-name="ce1" table:formula="of:=[.C27]+[.B28]" office:value-type="float" office:value="258240">
            <text:p>258240</text:p>
          </table:table-cell>
          <table:table-cell office:value-type="float" office:value="9931">
            <text:p>9931</text:p>
          </table:table-cell>
          <table:table-cell table:style-name="ce1" table:formula="of:=[.E27]+[.D28]" office:value-type="float" office:value="257771">
            <text:p>257771</text:p>
          </table:table-cell>
          <table:table-cell office:value-type="float" office:value="10164">
            <text:p>10164</text:p>
          </table:table-cell>
          <table:table-cell table:style-name="ce1" table:formula="of:=[.F28]+[.G27]" office:value-type="float" office:value="280798">
            <text:p>280798</text:p>
          </table:table-cell>
        </table:table-row>
        <table:table-row table:style-name="ro1">
          <table:table-cell table:formula="of:=[.A28]+1" office:value-type="float" office:value="27">
            <text:p>27</text:p>
          </table:table-cell>
          <table:table-cell office:value-type="float" office:value="9902">
            <text:p>9902</text:p>
          </table:table-cell>
          <table:table-cell table:formula="of:=[.C28]+[.B29]" office:value-type="float" office:value="268142">
            <text:p>268142</text:p>
          </table:table-cell>
          <table:table-cell office:value-type="float" office:value="9911">
            <text:p>9911</text:p>
          </table:table-cell>
          <table:table-cell table:formula="of:=[.E28]+[.D29]" office:value-type="float" office:value="267682">
            <text:p>267682</text:p>
          </table:table-cell>
          <table:table-cell office:value-type="float" office:value="10792">
            <text:p>10792</text:p>
          </table:table-cell>
          <table:table-cell table:formula="of:=[.F29]+[.G28]" office:value-type="float" office:value="291590">
            <text:p>291590</text:p>
          </table:table-cell>
        </table:table-row>
        <table:table-row table:style-name="ro1">
          <table:table-cell table:formula="of:=[.A29]+1" office:value-type="float" office:value="28">
            <text:p>28</text:p>
          </table:table-cell>
          <table:table-cell office:value-type="float" office:value="9945">
            <text:p>9945</text:p>
          </table:table-cell>
          <table:table-cell table:style-name="ce1" table:formula="of:=[.C29]+[.B30]" office:value-type="float" office:value="278087">
            <text:p>278087</text:p>
          </table:table-cell>
          <table:table-cell office:value-type="float" office:value="9930">
            <text:p>9930</text:p>
          </table:table-cell>
          <table:table-cell table:style-name="ce1" table:formula="of:=[.E29]+[.D30]" office:value-type="float" office:value="277612">
            <text:p>277612</text:p>
          </table:table-cell>
          <table:table-cell office:value-type="float" office:value="11429">
            <text:p>11429</text:p>
          </table:table-cell>
          <table:table-cell table:style-name="ce1" table:formula="of:=[.F30]+[.G29]" office:value-type="float" office:value="303019">
            <text:p>303019</text:p>
          </table:table-cell>
        </table:table-row>
        <table:table-row table:style-name="ro1">
          <table:table-cell table:formula="of:=[.A30]+1" office:value-type="float" office:value="29">
            <text:p>29</text:p>
          </table:table-cell>
          <table:table-cell office:value-type="float" office:value="9914">
            <text:p>9914</text:p>
          </table:table-cell>
          <table:table-cell table:formula="of:=[.C30]+[.B31]" office:value-type="float" office:value="288001">
            <text:p>288001</text:p>
          </table:table-cell>
          <table:table-cell office:value-type="float" office:value="9910">
            <text:p>9910</text:p>
          </table:table-cell>
          <table:table-cell table:formula="of:=[.E30]+[.D31]" office:value-type="float" office:value="287522">
            <text:p>287522</text:p>
          </table:table-cell>
          <table:table-cell office:value-type="float" office:value="10788">
            <text:p>10788</text:p>
          </table:table-cell>
          <table:table-cell table:formula="of:=[.F31]+[.G30]" office:value-type="float" office:value="313807">
            <text:p>313807</text:p>
          </table:table-cell>
        </table:table-row>
        <table:table-row table:style-name="ro1">
          <table:table-cell table:formula="of:=[.A31]+1" office:value-type="float" office:value="30">
            <text:p>30</text:p>
          </table:table-cell>
          <table:table-cell office:value-type="float" office:value="9908">
            <text:p>9908</text:p>
          </table:table-cell>
          <table:table-cell table:style-name="ce1" table:formula="of:=[.C31]+[.B32]" office:value-type="float" office:value="297909">
            <text:p>297909</text:p>
          </table:table-cell>
          <table:table-cell office:value-type="float" office:value="9906">
            <text:p>9906</text:p>
          </table:table-cell>
          <table:table-cell table:style-name="ce1" table:formula="of:=[.E31]+[.D32]" office:value-type="float" office:value="297428">
            <text:p>297428</text:p>
          </table:table-cell>
          <table:table-cell office:value-type="float" office:value="10729">
            <text:p>10729</text:p>
          </table:table-cell>
          <table:table-cell table:style-name="ce1" table:formula="of:=[.F32]+[.G31]" office:value-type="float" office:value="324536">
            <text:p>324536</text:p>
          </table:table-cell>
        </table:table-row>
        <table:table-row table:style-name="ro1">
          <table:table-cell table:formula="of:=[.A32]+1" office:value-type="float" office:value="31">
            <text:p>31</text:p>
          </table:table-cell>
          <table:table-cell office:value-type="float" office:value="9899">
            <text:p>9899</text:p>
          </table:table-cell>
          <table:table-cell table:formula="of:=[.C32]+[.B33]" office:value-type="float" office:value="307808">
            <text:p>307808</text:p>
          </table:table-cell>
          <table:table-cell office:value-type="float" office:value="9931">
            <text:p>9931</text:p>
          </table:table-cell>
          <table:table-cell table:formula="of:=[.E32]+[.D33]" office:value-type="float" office:value="307359">
            <text:p>307359</text:p>
          </table:table-cell>
          <table:table-cell office:value-type="float" office:value="10484">
            <text:p>10484</text:p>
          </table:table-cell>
          <table:table-cell table:formula="of:=[.F33]+[.G32]" office:value-type="float" office:value="335020">
            <text:p>335020</text:p>
          </table:table-cell>
        </table:table-row>
        <table:table-row table:style-name="ro1">
          <table:table-cell table:formula="of:=[.A33]+1" office:value-type="float" office:value="32">
            <text:p>32</text:p>
          </table:table-cell>
          <table:table-cell office:value-type="float" office:value="9931">
            <text:p>9931</text:p>
          </table:table-cell>
          <table:table-cell table:style-name="ce1" table:formula="of:=[.C33]+[.B34]" office:value-type="float" office:value="317739">
            <text:p>317739</text:p>
          </table:table-cell>
          <table:table-cell office:value-type="float" office:value="9946">
            <text:p>9946</text:p>
          </table:table-cell>
          <table:table-cell table:style-name="ce1" table:formula="of:=[.E33]+[.D34]" office:value-type="float" office:value="317305">
            <text:p>317305</text:p>
          </table:table-cell>
          <table:table-cell office:value-type="float" office:value="10264">
            <text:p>10264</text:p>
          </table:table-cell>
          <table:table-cell table:style-name="ce1" table:formula="of:=[.F34]+[.G33]" office:value-type="float" office:value="345284">
            <text:p>345284</text:p>
          </table:table-cell>
        </table:table-row>
        <table:table-row table:style-name="ro1">
          <table:table-cell table:formula="of:=[.A34]+1" office:value-type="float" office:value="33">
            <text:p>33</text:p>
          </table:table-cell>
          <table:table-cell table:number-columns-repeated="2"/>
          <table:table-cell office:value-type="float" office:value="9692">
            <text:p>9692</text:p>
          </table:table-cell>
          <table:table-cell table:formula="of:=[.E34]+[.D35]" office:value-type="float" office:value="326997">
            <text:p>326997</text:p>
          </table:table-cell>
          <table:table-cell office:value-type="float" office:value="10862">
            <text:p>10862</text:p>
          </table:table-cell>
          <table:table-cell table:formula="of:=[.F35]+[.G34]" office:value-type="float" office:value="356146">
            <text:p>356146</text:p>
          </table:table-cell>
        </table:table-row>
        <table:table-row table:style-name="ro1">
          <table:table-cell table:formula="of:=[.A35]+1" office:value-type="float" office:value="34">
            <text:p>34</text:p>
          </table:table-cell>
          <table:table-cell table:number-columns-repeated="2"/>
          <table:table-cell office:value-type="float" office:value="10935">
            <text:p>10935</text:p>
          </table:table-cell>
          <table:table-cell table:style-name="ce1" table:formula="of:=[.E35]+[.D36]" office:value-type="float" office:value="337932">
            <text:p>337932</text:p>
          </table:table-cell>
          <table:table-cell office:value-type="float" office:value="10925">
            <text:p>10925</text:p>
          </table:table-cell>
          <table:table-cell table:style-name="ce1" table:formula="of:=[.F36]+[.G35]" office:value-type="float" office:value="367071">
            <text:p>367071</text:p>
          </table:table-cell>
        </table:table-row>
        <table:table-row table:style-name="ro1">
          <table:table-cell table:formula="of:=[.A36]+1" office:value-type="float" office:value="35">
            <text:p>35</text:p>
          </table:table-cell>
          <table:table-cell table:number-columns-repeated="2"/>
          <table:table-cell office:value-type="float" office:value="10206">
            <text:p>10206</text:p>
          </table:table-cell>
          <table:table-cell table:formula="of:=[.E36]+[.D37]" office:value-type="float" office:value="348138">
            <text:p>348138</text:p>
          </table:table-cell>
          <table:table-cell office:value-type="float" office:value="11463">
            <text:p>11463</text:p>
          </table:table-cell>
          <table:table-cell table:formula="of:=[.F37]+[.G36]" office:value-type="float" office:value="378534">
            <text:p>378534</text:p>
          </table:table-cell>
        </table:table-row>
        <table:table-row table:style-name="ro1">
          <table:table-cell table:formula="of:=[.A37]+1" office:value-type="float" office:value="36">
            <text:p>36</text:p>
          </table:table-cell>
          <table:table-cell table:number-columns-repeated="2"/>
          <table:table-cell office:value-type="float" office:value="7504">
            <text:p>7504</text:p>
          </table:table-cell>
          <table:table-cell table:style-name="ce1" table:formula="of:=[.E37]+[.D38]" office:value-type="float" office:value="355642">
            <text:p>355642</text:p>
          </table:table-cell>
          <table:table-cell office:value-type="float" office:value="10776">
            <text:p>10776</text:p>
          </table:table-cell>
          <table:table-cell table:style-name="ce1" table:formula="of:=[.F38]+[.G37]" office:value-type="float" office:value="389310">
            <text:p>389310</text:p>
          </table:table-cell>
        </table:table-row>
        <table:table-row table:style-name="ro1">
          <table:table-cell table:formula="of:=[.A38]+1" office:value-type="float" office:value="37">
            <text:p>37</text:p>
          </table:table-cell>
          <table:table-cell table:number-columns-repeated="4"/>
          <table:table-cell office:value-type="float" office:value="10458">
            <text:p>10458</text:p>
          </table:table-cell>
          <table:table-cell table:formula="of:=[.F39]+[.G38]" office:value-type="float" office:value="399768">
            <text:p>399768</text:p>
          </table:table-cell>
        </table:table-row>
        <table:table-row table:style-name="ro1">
          <table:table-cell table:formula="of:=[.A39]+1" office:value-type="float" office:value="38">
            <text:p>38</text:p>
          </table:table-cell>
          <table:table-cell table:number-columns-repeated="4"/>
          <table:table-cell office:value-type="float" office:value="10659">
            <text:p>10659</text:p>
          </table:table-cell>
          <table:table-cell table:style-name="ce1" table:formula="of:=[.F40]+[.G39]" office:value-type="float" office:value="410427">
            <text:p>410427</text:p>
          </table:table-cell>
        </table:table-row>
        <table:table-row table:style-name="ro1">
          <table:table-cell table:formula="of:=[.A40]+1" office:value-type="float" office:value="39">
            <text:p>39</text:p>
          </table:table-cell>
          <table:table-cell table:number-columns-repeated="4"/>
          <table:table-cell office:value-type="float" office:value="11096">
            <text:p>11096</text:p>
          </table:table-cell>
          <table:table-cell table:formula="of:=[.F41]+[.G40]" office:value-type="float" office:value="421523">
            <text:p>421523</text:p>
          </table:table-cell>
        </table:table-row>
        <table:table-row table:style-name="ro1">
          <table:table-cell table:formula="of:=[.A41]+1" office:value-type="float" office:value="40">
            <text:p>40</text:p>
          </table:table-cell>
          <table:table-cell table:number-columns-repeated="4"/>
          <table:table-cell office:value-type="float" office:value="10680">
            <text:p>10680</text:p>
          </table:table-cell>
          <table:table-cell table:style-name="ce1" table:formula="of:=[.F42]+[.G41]" office:value-type="float" office:value="432203">
            <text:p>432203</text:p>
          </table:table-cell>
        </table:table-row>
        <table:table-row table:style-name="ro1">
          <table:table-cell table:formula="of:=[.A42]+1" office:value-type="float" office:value="41">
            <text:p>41</text:p>
          </table:table-cell>
          <table:table-cell table:number-columns-repeated="4"/>
          <table:table-cell office:value-type="float" office:value="11882">
            <text:p>11882</text:p>
          </table:table-cell>
          <table:table-cell table:formula="of:=[.F43]+[.G42]" office:value-type="float" office:value="444085">
            <text:p>444085</text:p>
          </table:table-cell>
        </table:table-row>
        <table:table-row table:style-name="ro1">
          <table:table-cell table:formula="of:=[.A43]+1" office:value-type="float" office:value="42">
            <text:p>42</text:p>
          </table:table-cell>
          <table:table-cell table:number-columns-repeated="4"/>
          <table:table-cell office:value-type="float" office:value="11148">
            <text:p>11148</text:p>
          </table:table-cell>
          <table:table-cell table:style-name="ce1" table:formula="of:=[.F44]+[.G43]" office:value-type="float" office:value="455233">
            <text:p>455233</text:p>
          </table:table-cell>
        </table:table-row>
        <table:table-row table:style-name="ro1">
          <table:table-cell table:formula="of:=[.A44]+1" office:value-type="float" office:value="43">
            <text:p>43</text:p>
          </table:table-cell>
          <table:table-cell table:number-columns-repeated="4"/>
          <table:table-cell office:value-type="float" office:value="11317">
            <text:p>11317</text:p>
          </table:table-cell>
          <table:table-cell table:formula="of:=[.F45]+[.G44]" office:value-type="float" office:value="466550">
            <text:p>466550</text:p>
          </table:table-cell>
        </table:table-row>
        <table:table-row table:style-name="ro1">
          <table:table-cell table:formula="of:=[.A45]+1" office:value-type="float" office:value="44">
            <text:p>44</text:p>
          </table:table-cell>
          <table:table-cell table:number-columns-repeated="4"/>
          <table:table-cell office:value-type="float" office:value="10946">
            <text:p>10946</text:p>
          </table:table-cell>
          <table:table-cell table:style-name="ce1" table:formula="of:=[.F46]+[.G45]" office:value-type="float" office:value="477496">
            <text:p>477496</text:p>
          </table:table-cell>
        </table:table-row>
        <table:table-row table:style-name="ro1">
          <table:table-cell table:formula="of:=[.A46]+1" office:value-type="float" office:value="45">
            <text:p>45</text:p>
          </table:table-cell>
          <table:table-cell table:number-columns-repeated="4"/>
          <table:table-cell office:value-type="float" office:value="11335">
            <text:p>11335</text:p>
          </table:table-cell>
          <table:table-cell table:formula="of:=[.F47]+[.G46]" office:value-type="float" office:value="488831">
            <text:p>488831</text:p>
          </table:table-cell>
        </table:table-row>
        <table:table-row table:style-name="ro1">
          <table:table-cell table:formula="of:=[.A47]+1" office:value-type="float" office:value="46">
            <text:p>46</text:p>
          </table:table-cell>
          <table:table-cell table:number-columns-repeated="4"/>
          <table:table-cell office:value-type="float" office:value="10883">
            <text:p>10883</text:p>
          </table:table-cell>
          <table:table-cell table:style-name="ce1" table:formula="of:=[.F48]+[.G47]" office:value-type="float" office:value="499714">
            <text:p>499714</text:p>
          </table:table-cell>
        </table:table-row>
        <table:table-row table:style-name="ro1">
          <table:table-cell table:formula="of:=[.A48]+1" office:value-type="float" office:value="47">
            <text:p>47</text:p>
          </table:table-cell>
          <table:table-cell table:number-columns-repeated="4"/>
          <table:table-cell office:value-type="float" office:value="10685">
            <text:p>10685</text:p>
          </table:table-cell>
          <table:table-cell table:formula="of:=[.F49]+[.G48]" office:value-type="float" office:value="510399">
            <text:p>510399</text:p>
          </table:table-cell>
        </table:table-row>
        <table:table-row table:style-name="ro1">
          <table:table-cell table:formula="of:=[.A49]+1" office:value-type="float" office:value="48">
            <text:p>48</text:p>
          </table:table-cell>
          <table:table-cell table:number-columns-repeated="4"/>
          <table:table-cell office:value-type="float" office:value="10008">
            <text:p>10008</text:p>
          </table:table-cell>
          <table:table-cell table:style-name="ce1" table:formula="of:=[.F50]+[.G49]" office:value-type="float" office:value="520407">
            <text:p>520407</text:p>
          </table:table-cell>
        </table:table-row>
      </table:table>
      <table:table table:name="d4m-per-site" table:style-name="ta1"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vg</text:p>
          </table:table-cell>
          <table:table-cell table:formula="of:=AVERAGE([.B7:.B42])" office:value-type="float" office:value="4.35696388888889">
            <text:p>4.3569638889</text:p>
          </table:table-cell>
          <table:table-cell/>
          <table:table-cell table:formula="of:=AVERAGE([.D7:.D42])" office:value-type="float" office:value="3.80209166666667">
            <text:p>3.8020916667</text:p>
          </table:table-cell>
          <table:table-cell/>
          <table:table-cell table:formula="of:=AVERAGE([.F7:.F42])" office:value-type="float" office:value="3.70929444444445">
            <text:p>3.7092944444</text:p>
          </table:table-cell>
          <table:table-cell/>
          <table:table-cell table:formula="of:=AVERAGE([.H7:.H42])" office:value-type="float" office:value="4.04729166666667">
            <text:p>4.0472916667</text:p>
          </table:table-cell>
          <table:table-cell/>
        </table:table-row>
        <table:table-row table:style-name="ro3">
          <table:table-cell office:value-type="string">
            <text:p>Stdev</text:p>
          </table:table-cell>
          <table:table-cell table:formula="of:=STDEV([.B7:.B42])" office:value-type="float" office:value="0.408425250480622">
            <text:p>0.4084252505</text:p>
          </table:table-cell>
          <table:table-cell/>
          <table:table-cell table:formula="of:=STDEV([.D7:.D42])" office:value-type="float" office:value="0.804641845925431">
            <text:p>0.8046418459</text:p>
          </table:table-cell>
          <table:table-cell/>
          <table:table-cell table:formula="of:=STDEV([.F7:.F42])" office:value-type="float" office:value="0.281532511133966">
            <text:p>0.2815325111</text:p>
          </table:table-cell>
          <table:table-cell/>
          <table:table-cell table:formula="of:=STDEV([.H7:.H42])" office:value-type="float" office:value="0.394425532623985">
            <text:p>0.3944255326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.0719">
            <text:p>4.0719</text:p>
          </table:table-cell>
          <table:table-cell office:value-type="float" office:value="1.5909">
            <text:p>1.5909</text:p>
          </table:table-cell>
          <table:table-cell office:value-type="float" office:value="3.3773">
            <text:p>3.3773</text:p>
          </table:table-cell>
          <table:table-cell office:value-type="float" office:value="1.3389">
            <text:p>1.3389</text:p>
          </table:table-cell>
          <table:table-cell office:value-type="float" office:value="3.9307">
            <text:p>3.9307</text:p>
          </table:table-cell>
          <table:table-cell office:value-type="float" office:value="1.5819">
            <text:p>1.5819</text:p>
          </table:table-cell>
          <table:table-cell office:value-type="float" office:value="3.7945">
            <text:p>3.7945</text:p>
          </table:table-cell>
          <table:table-cell office:value-type="float" office:value="1.7649">
            <text:p>1.7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6241">
            <text:p>4.6241</text:p>
          </table:table-cell>
          <table:table-cell office:value-type="float" office:value="1.6968">
            <text:p>1.6968</text:p>
          </table:table-cell>
          <table:table-cell office:value-type="float" office:value="3.5741">
            <text:p>3.5741</text:p>
          </table:table-cell>
          <table:table-cell office:value-type="float" office:value="1.2512">
            <text:p>1.2512</text:p>
          </table:table-cell>
          <table:table-cell office:value-type="float" office:value="3.4922">
            <text:p>3.4922</text:p>
          </table:table-cell>
          <table:table-cell office:value-type="float" office:value="1.6949">
            <text:p>1.6949</text:p>
          </table:table-cell>
          <table:table-cell office:value-type="float" office:value="3.5782">
            <text:p>3.5782</text:p>
          </table:table-cell>
          <table:table-cell office:value-type="float" office:value="1.6027">
            <text:p>1.60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0964">
            <text:p>5.0964</text:p>
          </table:table-cell>
          <table:table-cell office:value-type="float" office:value="1.721">
            <text:p>1.721</text:p>
          </table:table-cell>
          <table:table-cell office:value-type="float" office:value="4.7187">
            <text:p>4.7187</text:p>
          </table:table-cell>
          <table:table-cell office:value-type="float" office:value="1.3213">
            <text:p>1.3213</text:p>
          </table:table-cell>
          <table:table-cell office:value-type="float" office:value="4.0168">
            <text:p>4.0168</text:p>
          </table:table-cell>
          <table:table-cell office:value-type="float" office:value="1.8302">
            <text:p>1.8302</text:p>
          </table:table-cell>
          <table:table-cell office:value-type="float" office:value="3.7898">
            <text:p>3.7898</text:p>
          </table:table-cell>
          <table:table-cell office:value-type="float" office:value="2.1096">
            <text:p>2.10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8508">
            <text:p>4.8508</text:p>
          </table:table-cell>
          <table:table-cell office:value-type="float" office:value="2.2322">
            <text:p>2.2322</text:p>
          </table:table-cell>
          <table:table-cell office:value-type="float" office:value="2.8032">
            <text:p>2.8032</text:p>
          </table:table-cell>
          <table:table-cell office:value-type="float" office:value="1.5218">
            <text:p>1.5218</text:p>
          </table:table-cell>
          <table:table-cell office:value-type="float" office:value="3.6759">
            <text:p>3.6759</text:p>
          </table:table-cell>
          <table:table-cell office:value-type="float" office:value="1.9546">
            <text:p>1.9546</text:p>
          </table:table-cell>
          <table:table-cell office:value-type="float" office:value="3.5101">
            <text:p>3.5101</text:p>
          </table:table-cell>
          <table:table-cell office:value-type="float" office:value="1.7151">
            <text:p>1.71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3023">
            <text:p>4.3023</text:p>
          </table:table-cell>
          <table:table-cell office:value-type="float" office:value="1.7161">
            <text:p>1.7161</text:p>
          </table:table-cell>
          <table:table-cell office:value-type="float" office:value="3.9082">
            <text:p>3.9082</text:p>
          </table:table-cell>
          <table:table-cell office:value-type="float" office:value="1.5886">
            <text:p>1.5886</text:p>
          </table:table-cell>
          <table:table-cell office:value-type="float" office:value="3.8564">
            <text:p>3.8564</text:p>
          </table:table-cell>
          <table:table-cell office:value-type="float" office:value="1.9405">
            <text:p>1.9405</text:p>
          </table:table-cell>
          <table:table-cell office:value-type="float" office:value="4.1454">
            <text:p>4.1454</text:p>
          </table:table-cell>
          <table:table-cell office:value-type="float" office:value="2.0566">
            <text:p>2.05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0275">
            <text:p>4.0275</text:p>
          </table:table-cell>
          <table:table-cell office:value-type="float" office:value="2.155">
            <text:p>2.155</text:p>
          </table:table-cell>
          <table:table-cell office:value-type="float" office:value="3.8887">
            <text:p>3.8887</text:p>
          </table:table-cell>
          <table:table-cell office:value-type="float" office:value="2.1166">
            <text:p>2.1166</text:p>
          </table:table-cell>
          <table:table-cell office:value-type="float" office:value="3.4017">
            <text:p>3.4017</text:p>
          </table:table-cell>
          <table:table-cell office:value-type="float" office:value="1.3265">
            <text:p>1.3265</text:p>
          </table:table-cell>
          <table:table-cell office:value-type="float" office:value="3.3942">
            <text:p>3.3942</text:p>
          </table:table-cell>
          <table:table-cell office:value-type="float" office:value="1.6757">
            <text:p>1.67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1407">
            <text:p>4.1407</text:p>
          </table:table-cell>
          <table:table-cell office:value-type="float" office:value="1.9652">
            <text:p>1.9652</text:p>
          </table:table-cell>
          <table:table-cell office:value-type="float" office:value="3.8623">
            <text:p>3.8623</text:p>
          </table:table-cell>
          <table:table-cell office:value-type="float" office:value="1.1353">
            <text:p>1.1353</text:p>
          </table:table-cell>
          <table:table-cell office:value-type="float" office:value="3.6661">
            <text:p>3.6661</text:p>
          </table:table-cell>
          <table:table-cell office:value-type="float" office:value="1.6025">
            <text:p>1.6025</text:p>
          </table:table-cell>
          <table:table-cell office:value-type="float" office:value="3.7262">
            <text:p>3.7262</text:p>
          </table:table-cell>
          <table:table-cell office:value-type="float" office:value="2.063">
            <text:p>2.0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662">
            <text:p>4.662</text:p>
          </table:table-cell>
          <table:table-cell office:value-type="float" office:value="2.0032">
            <text:p>2.0032</text:p>
          </table:table-cell>
          <table:table-cell office:value-type="float" office:value="3.7664">
            <text:p>3.7664</text:p>
          </table:table-cell>
          <table:table-cell office:value-type="float" office:value="1.1413">
            <text:p>1.1413</text:p>
          </table:table-cell>
          <table:table-cell office:value-type="float" office:value="3.7276">
            <text:p>3.7276</text:p>
          </table:table-cell>
          <table:table-cell office:value-type="float" office:value="1.6465">
            <text:p>1.6465</text:p>
          </table:table-cell>
          <table:table-cell office:value-type="float" office:value="4.2189">
            <text:p>4.2189</text:p>
          </table:table-cell>
          <table:table-cell office:value-type="float" office:value="1.8278">
            <text:p>1.82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8637">
            <text:p>3.8637</text:p>
          </table:table-cell>
          <table:table-cell office:value-type="float" office:value="1.6501">
            <text:p>1.6501</text:p>
          </table:table-cell>
          <table:table-cell office:value-type="float" office:value="3.7003">
            <text:p>3.7003</text:p>
          </table:table-cell>
          <table:table-cell office:value-type="float" office:value="1.3214">
            <text:p>1.3214</text:p>
          </table:table-cell>
          <table:table-cell office:value-type="float" office:value="3.3649">
            <text:p>3.3649</text:p>
          </table:table-cell>
          <table:table-cell office:value-type="float" office:value="1.5432">
            <text:p>1.5432</text:p>
          </table:table-cell>
          <table:table-cell office:value-type="float" office:value="4.0984">
            <text:p>4.0984</text:p>
          </table:table-cell>
          <table:table-cell office:value-type="float" office:value="1.6697">
            <text:p>1.669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2224">
            <text:p>4.2224</text:p>
          </table:table-cell>
          <table:table-cell office:value-type="float" office:value="2.0838">
            <text:p>2.0838</text:p>
          </table:table-cell>
          <table:table-cell office:value-type="float" office:value="3.0401">
            <text:p>3.0401</text:p>
          </table:table-cell>
          <table:table-cell office:value-type="float" office:value="1.3269">
            <text:p>1.3269</text:p>
          </table:table-cell>
          <table:table-cell office:value-type="float" office:value="3.8101">
            <text:p>3.8101</text:p>
          </table:table-cell>
          <table:table-cell office:value-type="float" office:value="1.9566">
            <text:p>1.9566</text:p>
          </table:table-cell>
          <table:table-cell office:value-type="float" office:value="4.1426">
            <text:p>4.1426</text:p>
          </table:table-cell>
          <table:table-cell office:value-type="float" office:value="1.3045">
            <text:p>1.30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.3128">
            <text:p>4.3128</text:p>
          </table:table-cell>
          <table:table-cell office:value-type="float" office:value="1.783">
            <text:p>1.783</text:p>
          </table:table-cell>
          <table:table-cell office:value-type="float" office:value="2.8051">
            <text:p>2.8051</text:p>
          </table:table-cell>
          <table:table-cell office:value-type="float" office:value="1.5173">
            <text:p>1.5173</text:p>
          </table:table-cell>
          <table:table-cell office:value-type="float" office:value="3.6772">
            <text:p>3.6772</text:p>
          </table:table-cell>
          <table:table-cell office:value-type="float" office:value="1.9559">
            <text:p>1.9559</text:p>
          </table:table-cell>
          <table:table-cell office:value-type="float" office:value="4.6693">
            <text:p>4.6693</text:p>
          </table:table-cell>
          <table:table-cell office:value-type="float" office:value="1.7723">
            <text:p>1.77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.2072">
            <text:p>4.2072</text:p>
          </table:table-cell>
          <table:table-cell office:value-type="float" office:value="1.7214">
            <text:p>1.7214</text:p>
          </table:table-cell>
          <table:table-cell office:value-type="float" office:value="3.2718">
            <text:p>3.2718</text:p>
          </table:table-cell>
          <table:table-cell office:value-type="float" office:value="1.4149">
            <text:p>1.4149</text:p>
          </table:table-cell>
          <table:table-cell office:value-type="float" office:value="4.7815">
            <text:p>4.7815</text:p>
          </table:table-cell>
          <table:table-cell office:value-type="float" office:value="1.9553">
            <text:p>1.9553</text:p>
          </table:table-cell>
          <table:table-cell office:value-type="float" office:value="3.8961">
            <text:p>3.8961</text:p>
          </table:table-cell>
          <table:table-cell office:value-type="float" office:value="1.5724">
            <text:p>1.572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6956">
            <text:p>3.6956</text:p>
          </table:table-cell>
          <table:table-cell office:value-type="float" office:value="2.0459">
            <text:p>2.0459</text:p>
          </table:table-cell>
          <table:table-cell office:value-type="float" office:value="2.8141">
            <text:p>2.8141</text:p>
          </table:table-cell>
          <table:table-cell office:value-type="float" office:value="1.6127">
            <text:p>1.6127</text:p>
          </table:table-cell>
          <table:table-cell office:value-type="float" office:value="3.4155">
            <text:p>3.4155</text:p>
          </table:table-cell>
          <table:table-cell office:value-type="float" office:value="1.5103">
            <text:p>1.5103</text:p>
          </table:table-cell>
          <table:table-cell office:value-type="float" office:value="3.9878">
            <text:p>3.9878</text:p>
          </table:table-cell>
          <table:table-cell office:value-type="float" office:value="1.2449">
            <text:p>1.244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9453">
            <text:p>3.9453</text:p>
          </table:table-cell>
          <table:table-cell office:value-type="float" office:value="1.4881">
            <text:p>1.4881</text:p>
          </table:table-cell>
          <table:table-cell office:value-type="float" office:value="5.0787">
            <text:p>5.0787</text:p>
          </table:table-cell>
          <table:table-cell office:value-type="float" office:value="1.8542">
            <text:p>1.8542</text:p>
          </table:table-cell>
          <table:table-cell office:value-type="float" office:value="3.6742">
            <text:p>3.6742</text:p>
          </table:table-cell>
          <table:table-cell office:value-type="float" office:value="1.5027">
            <text:p>1.5027</text:p>
          </table:table-cell>
          <table:table-cell office:value-type="float" office:value="4.2435">
            <text:p>4.2435</text:p>
          </table:table-cell>
          <table:table-cell office:value-type="float" office:value="1.714">
            <text:p>1.7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2728">
            <text:p>4.2728</text:p>
          </table:table-cell>
          <table:table-cell office:value-type="float" office:value="2.0684">
            <text:p>2.0684</text:p>
          </table:table-cell>
          <table:table-cell office:value-type="float" office:value="3.8673">
            <text:p>3.8673</text:p>
          </table:table-cell>
          <table:table-cell office:value-type="float" office:value="2.1153">
            <text:p>2.1153</text:p>
          </table:table-cell>
          <table:table-cell office:value-type="float" office:value="3.4895">
            <text:p>3.4895</text:p>
          </table:table-cell>
          <table:table-cell office:value-type="float" office:value="1.2605">
            <text:p>1.2605</text:p>
          </table:table-cell>
          <table:table-cell office:value-type="float" office:value="4.4529">
            <text:p>4.4529</text:p>
          </table:table-cell>
          <table:table-cell office:value-type="float" office:value="2.0069">
            <text:p>2.006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9611">
            <text:p>4.9611</text:p>
          </table:table-cell>
          <table:table-cell office:value-type="float" office:value="1.7049">
            <text:p>1.7049</text:p>
          </table:table-cell>
          <table:table-cell office:value-type="float" office:value="3.576">
            <text:p>3.576</text:p>
          </table:table-cell>
          <table:table-cell office:value-type="float" office:value="1.0421">
            <text:p>1.0421</text:p>
          </table:table-cell>
          <table:table-cell office:value-type="float" office:value="3.549">
            <text:p>3.549</text:p>
          </table:table-cell>
          <table:table-cell office:value-type="float" office:value="1.7132">
            <text:p>1.7132</text:p>
          </table:table-cell>
          <table:table-cell office:value-type="float" office:value="4.0206">
            <text:p>4.0206</text:p>
          </table:table-cell>
          <table:table-cell office:value-type="float" office:value="1.2156">
            <text:p>1.21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9695">
            <text:p>3.9695</text:p>
          </table:table-cell>
          <table:table-cell office:value-type="float" office:value="1.435">
            <text:p>1.435</text:p>
          </table:table-cell>
          <table:table-cell office:value-type="float" office:value="5.0848">
            <text:p>5.0848</text:p>
          </table:table-cell>
          <table:table-cell office:value-type="float" office:value="1.8566">
            <text:p>1.8566</text:p>
          </table:table-cell>
          <table:table-cell office:value-type="float" office:value="3.677">
            <text:p>3.677</text:p>
          </table:table-cell>
          <table:table-cell office:value-type="float" office:value="1.5118">
            <text:p>1.5118</text:p>
          </table:table-cell>
          <table:table-cell office:value-type="float" office:value="4.1031">
            <text:p>4.1031</text:p>
          </table:table-cell>
          <table:table-cell office:value-type="float" office:value="1.7437">
            <text:p>1.743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8167">
            <text:p>3.8167</text:p>
          </table:table-cell>
          <table:table-cell office:value-type="float" office:value="1.6607">
            <text:p>1.6607</text:p>
          </table:table-cell>
          <table:table-cell office:value-type="float" office:value="4.0474">
            <text:p>4.0474</text:p>
          </table:table-cell>
          <table:table-cell office:value-type="float" office:value="1.5413">
            <text:p>1.5413</text:p>
          </table:table-cell>
          <table:table-cell office:value-type="float" office:value="4.0173">
            <text:p>4.0173</text:p>
          </table:table-cell>
          <table:table-cell office:value-type="float" office:value="1.9712">
            <text:p>1.9712</text:p>
          </table:table-cell>
          <table:table-cell office:value-type="float" office:value="4.8968">
            <text:p>4.8968</text:p>
          </table:table-cell>
          <table:table-cell office:value-type="float" office:value="1.3534">
            <text:p>1.353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955">
            <text:p>4.955</text:p>
          </table:table-cell>
          <table:table-cell office:value-type="float" office:value="2.2189">
            <text:p>2.2189</text:p>
          </table:table-cell>
          <table:table-cell office:value-type="float" office:value="3.0589">
            <text:p>3.0589</text:p>
          </table:table-cell>
          <table:table-cell office:value-type="float" office:value="1.8917">
            <text:p>1.8917</text:p>
          </table:table-cell>
          <table:table-cell office:value-type="float" office:value="3.7949">
            <text:p>3.7949</text:p>
          </table:table-cell>
          <table:table-cell office:value-type="float" office:value="1.6837">
            <text:p>1.6837</text:p>
          </table:table-cell>
          <table:table-cell office:value-type="float" office:value="4.1244">
            <text:p>4.1244</text:p>
          </table:table-cell>
          <table:table-cell office:value-type="float" office:value="1.7807">
            <text:p>1.780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7984">
            <text:p>3.7984</text:p>
          </table:table-cell>
          <table:table-cell office:value-type="float" office:value="1.7624">
            <text:p>1.7624</text:p>
          </table:table-cell>
          <table:table-cell office:value-type="float" office:value="4.0731">
            <text:p>4.0731</text:p>
          </table:table-cell>
          <table:table-cell office:value-type="float" office:value="1.2419">
            <text:p>1.2419</text:p>
          </table:table-cell>
          <table:table-cell office:value-type="float" office:value="4.0622">
            <text:p>4.0622</text:p>
          </table:table-cell>
          <table:table-cell office:value-type="float" office:value="1.9537">
            <text:p>1.9537</text:p>
          </table:table-cell>
          <table:table-cell office:value-type="float" office:value="3.6766">
            <text:p>3.6766</text:p>
          </table:table-cell>
          <table:table-cell office:value-type="float" office:value="1.6634">
            <text:p>1.66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8315">
            <text:p>4.8315</text:p>
          </table:table-cell>
          <table:table-cell office:value-type="float" office:value="2.2023">
            <text:p>2.2023</text:p>
          </table:table-cell>
          <table:table-cell office:value-type="float" office:value="3.9601">
            <text:p>3.9601</text:p>
          </table:table-cell>
          <table:table-cell office:value-type="float" office:value="1.2174">
            <text:p>1.2174</text:p>
          </table:table-cell>
          <table:table-cell office:value-type="float" office:value="3.424">
            <text:p>3.424</text:p>
          </table:table-cell>
          <table:table-cell office:value-type="float" office:value="1.512">
            <text:p>1.512</text:p>
          </table:table-cell>
          <table:table-cell office:value-type="float" office:value="3.7707">
            <text:p>3.7707</text:p>
          </table:table-cell>
          <table:table-cell office:value-type="float" office:value="1.4085">
            <text:p>1.408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025">
            <text:p>4.025</text:p>
          </table:table-cell>
          <table:table-cell office:value-type="float" office:value="1.5907">
            <text:p>1.5907</text:p>
          </table:table-cell>
          <table:table-cell office:value-type="float" office:value="5.714">
            <text:p>5.714</text:p>
          </table:table-cell>
          <table:table-cell office:value-type="float" office:value="1.6349">
            <text:p>1.6349</text:p>
          </table:table-cell>
          <table:table-cell office:value-type="float" office:value="3.9653">
            <text:p>3.9653</text:p>
          </table:table-cell>
          <table:table-cell office:value-type="float" office:value="1.9423">
            <text:p>1.9423</text:p>
          </table:table-cell>
          <table:table-cell office:value-type="float" office:value="4.6743">
            <text:p>4.6743</text:p>
          </table:table-cell>
          <table:table-cell office:value-type="float" office:value="1.5964">
            <text:p>1.596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2645">
            <text:p>4.2645</text:p>
          </table:table-cell>
          <table:table-cell office:value-type="float" office:value="1.9598">
            <text:p>1.9598</text:p>
          </table:table-cell>
          <table:table-cell office:value-type="float" office:value="3.0655">
            <text:p>3.0655</text:p>
          </table:table-cell>
          <table:table-cell office:value-type="float" office:value="1.8883">
            <text:p>1.8883</text:p>
          </table:table-cell>
          <table:table-cell office:value-type="float" office:value="3.7192">
            <text:p>3.7192</text:p>
          </table:table-cell>
          <table:table-cell office:value-type="float" office:value="1.6331">
            <text:p>1.6331</text:p>
          </table:table-cell>
          <table:table-cell office:value-type="float" office:value="4.0584">
            <text:p>4.0584</text:p>
          </table:table-cell>
          <table:table-cell office:value-type="float" office:value="1.2514">
            <text:p>1.251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6566">
            <text:p>4.6566</text:p>
          </table:table-cell>
          <table:table-cell office:value-type="float" office:value="1.9268">
            <text:p>1.9268</text:p>
          </table:table-cell>
          <table:table-cell office:value-type="float" office:value="3.6992">
            <text:p>3.6992</text:p>
          </table:table-cell>
          <table:table-cell office:value-type="float" office:value="1.3529">
            <text:p>1.3529</text:p>
          </table:table-cell>
          <table:table-cell office:value-type="float" office:value="3.4368">
            <text:p>3.4368</text:p>
          </table:table-cell>
          <table:table-cell office:value-type="float" office:value="1.6382">
            <text:p>1.6382</text:p>
          </table:table-cell>
          <table:table-cell office:value-type="float" office:value="3.6448">
            <text:p>3.6448</text:p>
          </table:table-cell>
          <table:table-cell office:value-type="float" office:value="1.4834">
            <text:p>1.483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.6709">
            <text:p>4.6709</text:p>
          </table:table-cell>
          <table:table-cell office:value-type="float" office:value="1.9473">
            <text:p>1.9473</text:p>
          </table:table-cell>
          <table:table-cell office:value-type="float" office:value="3.3303">
            <text:p>3.3303</text:p>
          </table:table-cell>
          <table:table-cell office:value-type="float" office:value="1.5255">
            <text:p>1.5255</text:p>
          </table:table-cell>
          <table:table-cell office:value-type="float" office:value="3.8271">
            <text:p>3.8271</text:p>
          </table:table-cell>
          <table:table-cell office:value-type="float" office:value="1.9794">
            <text:p>1.9794</text:p>
          </table:table-cell>
          <table:table-cell office:value-type="float" office:value="4.2067">
            <text:p>4.2067</text:p>
          </table:table-cell>
          <table:table-cell office:value-type="float" office:value="1.7249">
            <text:p>1.724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1364">
            <text:p>4.1364</text:p>
          </table:table-cell>
          <table:table-cell office:value-type="float" office:value="1.4995">
            <text:p>1.4995</text:p>
          </table:table-cell>
          <table:table-cell office:value-type="float" office:value="3.0457">
            <text:p>3.0457</text:p>
          </table:table-cell>
          <table:table-cell office:value-type="float" office:value="1.1881">
            <text:p>1.1881</text:p>
          </table:table-cell>
          <table:table-cell office:value-type="float" office:value="4.0536">
            <text:p>4.0536</text:p>
          </table:table-cell>
          <table:table-cell office:value-type="float" office:value="1.9636">
            <text:p>1.9636</text:p>
          </table:table-cell>
          <table:table-cell office:value-type="float" office:value="3.5549">
            <text:p>3.5549</text:p>
          </table:table-cell>
          <table:table-cell office:value-type="float" office:value="1.5327">
            <text:p>1.532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.2817">
            <text:p>4.2817</text:p>
          </table:table-cell>
          <table:table-cell office:value-type="float" office:value="1.6694">
            <text:p>1.6694</text:p>
          </table:table-cell>
          <table:table-cell office:value-type="float" office:value="3.0666">
            <text:p>3.0666</text:p>
          </table:table-cell>
          <table:table-cell office:value-type="float" office:value="1.889">
            <text:p>1.889</text:p>
          </table:table-cell>
          <table:table-cell office:value-type="float" office:value="3.8047">
            <text:p>3.8047</text:p>
          </table:table-cell>
          <table:table-cell office:value-type="float" office:value="1.6917">
            <text:p>1.6917</text:p>
          </table:table-cell>
          <table:table-cell office:value-type="float" office:value="4.7718">
            <text:p>4.7718</text:p>
          </table:table-cell>
          <table:table-cell office:value-type="float" office:value="1.5941">
            <text:p>1.594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.4142">
            <text:p>4.4142</text:p>
          </table:table-cell>
          <table:table-cell office:value-type="float" office:value="1.5777">
            <text:p>1.5777</text:p>
          </table:table-cell>
          <table:table-cell office:value-type="float" office:value="5.7136">
            <text:p>5.7136</text:p>
          </table:table-cell>
          <table:table-cell office:value-type="float" office:value="1.6343">
            <text:p>1.6343</text:p>
          </table:table-cell>
          <table:table-cell office:value-type="float" office:value="3.9908">
            <text:p>3.9908</text:p>
          </table:table-cell>
          <table:table-cell office:value-type="float" office:value="1.947">
            <text:p>1.947</text:p>
          </table:table-cell>
          <table:table-cell office:value-type="float" office:value="4.1415">
            <text:p>4.1415</text:p>
          </table:table-cell>
          <table:table-cell office:value-type="float" office:value="1.9594">
            <text:p>1.959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9789">
            <text:p>3.9789</text:p>
          </table:table-cell>
          <table:table-cell office:value-type="float" office:value="2.0104">
            <text:p>2.0104</text:p>
          </table:table-cell>
          <table:table-cell office:value-type="float" office:value="3.9587">
            <text:p>3.9587</text:p>
          </table:table-cell>
          <table:table-cell office:value-type="float" office:value="1.2171">
            <text:p>1.2171</text:p>
          </table:table-cell>
          <table:table-cell office:value-type="float" office:value="3.4154">
            <text:p>3.4154</text:p>
          </table:table-cell>
          <table:table-cell office:value-type="float" office:value="1.6028">
            <text:p>1.6028</text:p>
          </table:table-cell>
          <table:table-cell office:value-type="float" office:value="4.1369">
            <text:p>4.1369</text:p>
          </table:table-cell>
          <table:table-cell office:value-type="float" office:value="2.1307">
            <text:p>2.130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.5866">
            <text:p>4.5866</text:p>
          </table:table-cell>
          <table:table-cell office:value-type="float" office:value="1.683">
            <text:p>1.683</text:p>
          </table:table-cell>
          <table:table-cell office:value-type="float" office:value="3.7104">
            <text:p>3.7104</text:p>
          </table:table-cell>
          <table:table-cell office:value-type="float" office:value="1.319">
            <text:p>1.319</text:p>
          </table:table-cell>
          <table:table-cell office:value-type="float" office:value="3.4495">
            <text:p>3.4495</text:p>
          </table:table-cell>
          <table:table-cell office:value-type="float" office:value="1.8106">
            <text:p>1.8106</text:p>
          </table:table-cell>
          <table:table-cell office:value-type="float" office:value="4.1037">
            <text:p>4.1037</text:p>
          </table:table-cell>
          <table:table-cell office:value-type="float" office:value="2.0344">
            <text:p>2.03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.966">
            <text:p>4.966</text:p>
          </table:table-cell>
          <table:table-cell office:value-type="float" office:value="2.1707">
            <text:p>2.1707</text:p>
          </table:table-cell>
          <table:table-cell office:value-type="float" office:value="5.2557">
            <text:p>5.2557</text:p>
          </table:table-cell>
          <table:table-cell office:value-type="float" office:value="1.834">
            <text:p>1.834</text:p>
          </table:table-cell>
          <table:table-cell office:value-type="float" office:value="3.5122">
            <text:p>3.5122</text:p>
          </table:table-cell>
          <table:table-cell office:value-type="float" office:value="1.8009">
            <text:p>1.8009</text:p>
          </table:table-cell>
          <table:table-cell office:value-type="float" office:value="4.4434">
            <text:p>4.4434</text:p>
          </table:table-cell>
          <table:table-cell office:value-type="float" office:value="1.6281">
            <text:p>1.628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.9132">
            <text:p>3.9132</text:p>
          </table:table-cell>
          <table:table-cell office:value-type="float" office:value="1.522">
            <text:p>1.522</text:p>
          </table:table-cell>
          <table:table-cell office:value-type="float" office:value="3.9964">
            <text:p>3.9964</text:p>
          </table:table-cell>
          <table:table-cell office:value-type="float" office:value="1.2563">
            <text:p>1.2563</text:p>
          </table:table-cell>
          <table:table-cell office:value-type="float" office:value="3.72">
            <text:p>3.72</text:p>
          </table:table-cell>
          <table:table-cell office:value-type="float" office:value="1.7469">
            <text:p>1.7469</text:p>
          </table:table-cell>
          <table:table-cell office:value-type="float" office:value="4.4685">
            <text:p>4.4685</text:p>
          </table:table-cell>
          <table:table-cell office:value-type="float" office:value="1.4714">
            <text:p>1.471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.8508">
            <text:p>4.8508</text:p>
          </table:table-cell>
          <table:table-cell office:value-type="float" office:value="2.2322">
            <text:p>2.2322</text:p>
          </table:table-cell>
          <table:table-cell office:value-type="float" office:value="2.8032">
            <text:p>2.8032</text:p>
          </table:table-cell>
          <table:table-cell office:value-type="float" office:value="1.5218">
            <text:p>1.5218</text:p>
          </table:table-cell>
          <table:table-cell office:value-type="float" office:value="3.6759">
            <text:p>3.6759</text:p>
          </table:table-cell>
          <table:table-cell office:value-type="float" office:value="1.9546">
            <text:p>1.9546</text:p>
          </table:table-cell>
          <table:table-cell office:value-type="float" office:value="3.5101">
            <text:p>3.5101</text:p>
          </table:table-cell>
          <table:table-cell office:value-type="float" office:value="1.7151">
            <text:p>1.715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.8401">
            <text:p>4.8401</text:p>
          </table:table-cell>
          <table:table-cell office:value-type="float" office:value="2.2446">
            <text:p>2.2446</text:p>
          </table:table-cell>
          <table:table-cell office:value-type="float" office:value="4.6215">
            <text:p>4.6215</text:p>
          </table:table-cell>
          <table:table-cell office:value-type="float" office:value="1.6016">
            <text:p>1.6016</text:p>
          </table:table-cell>
          <table:table-cell office:value-type="float" office:value="3.5283">
            <text:p>3.5283</text:p>
          </table:table-cell>
          <table:table-cell office:value-type="float" office:value="1.8209">
            <text:p>1.8209</text:p>
          </table:table-cell>
          <table:table-cell office:value-type="float" office:value="4.5047">
            <text:p>4.5047</text:p>
          </table:table-cell>
          <table:table-cell office:value-type="float" office:value="1.6098">
            <text:p>1.609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.7848">
            <text:p>4.7848</text:p>
          </table:table-cell>
          <table:table-cell office:value-type="float" office:value="2.3104">
            <text:p>2.3104</text:p>
          </table:table-cell>
          <table:table-cell office:value-type="float" office:value="3.0391">
            <text:p>3.0391</text:p>
          </table:table-cell>
          <table:table-cell office:value-type="float" office:value="1.3037">
            <text:p>1.3037</text:p>
          </table:table-cell>
          <table:table-cell office:value-type="float" office:value="3.4043">
            <text:p>3.4043</text:p>
          </table:table-cell>
          <table:table-cell office:value-type="float" office:value="1.7472">
            <text:p>1.7472</text:p>
          </table:table-cell>
          <table:table-cell office:value-type="float" office:value="3.3966">
            <text:p>3.3966</text:p>
          </table:table-cell>
          <table:table-cell office:value-type="float" office:value="1.7299">
            <text:p>1.729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.8533">
            <text:p>3.8533</text:p>
          </table:table-cell>
          <table:table-cell office:value-type="float" office:value="1.5382">
            <text:p>1.5382</text:p>
          </table:table-cell>
          <table:table-cell office:value-type="float" office:value="3.5788">
            <text:p>3.5788</text:p>
          </table:table-cell>
          <table:table-cell office:value-type="float" office:value="1.7516">
            <text:p>1.7516</text:p>
          </table:table-cell>
          <table:table-cell office:value-type="float" office:value="3.5268">
            <text:p>3.5268</text:p>
          </table:table-cell>
          <table:table-cell office:value-type="float" office:value="1.1638">
            <text:p>1.1638</text:p>
          </table:table-cell>
          <table:table-cell office:value-type="float" office:value="3.8461">
            <text:p>3.8461</text:p>
          </table:table-cell>
          <table:table-cell office:value-type="float" office:value="1.2097">
            <text:p>1.2097</text:p>
          </table:table-cell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4g-per-site" table:style-name="ta1">
        <table:table-column table:style-name="co6" table:default-cell-style-name="Default"/>
        <table:table-column table:style-name="co5" table:number-columns-repeated="8" table:default-cell-style-name="Default"/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verage</text:p>
          </table:table-cell>
          <table:table-cell table:formula="of:=AVERAGE([.B7:.B22])" office:value-type="float" office:value="1.985">
            <text:p>1.985</text:p>
          </table:table-cell>
          <table:table-cell/>
          <table:table-cell table:formula="of:=AVERAGE([.D7:.D22])" office:value-type="float" office:value="1.6259625">
            <text:p>1.6259625</text:p>
          </table:table-cell>
          <table:table-cell/>
          <table:table-cell table:formula="of:=AVERAGE([.F7:.F22])" office:value-type="float" office:value="1.64615625">
            <text:p>1.64615625</text:p>
          </table:table-cell>
          <table:table-cell/>
          <table:table-cell table:formula="of:=AVERAGE([.H7:.H22])" office:value-type="float" office:value="1.44065">
            <text:p>1.44065</text:p>
          </table:table-cell>
          <table:table-cell/>
        </table:table-row>
        <table:table-row table:style-name="ro3">
          <table:table-cell office:value-type="string">
            <text:p>Stdev</text:p>
          </table:table-cell>
          <table:table-cell table:formula="of:=STDEV([.B7:.B22])" office:value-type="float" office:value="0.233028616268475">
            <text:p>0.2330286163</text:p>
          </table:table-cell>
          <table:table-cell/>
          <table:table-cell table:formula="of:=STDEV([.D7:.D22])" office:value-type="float" office:value="0.126290542665184">
            <text:p>0.1262905427</text:p>
          </table:table-cell>
          <table:table-cell/>
          <table:table-cell table:formula="of:=STDEV([.F7:.F22])" office:value-type="float" office:value="0.149043787609548">
            <text:p>0.1490437876</text:p>
          </table:table-cell>
          <table:table-cell/>
          <table:table-cell table:formula="of:=STDEV([.H7:.H22])" office:value-type="float" office:value="0.199251241735989">
            <text:p>0.199251241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6726">
            <text:p>1.6726</text:p>
          </table:table-cell>
          <table:table-cell office:value-type="float" office:value="0.986">
            <text:p>0.986</text:p>
          </table:table-cell>
          <table:table-cell office:value-type="float" office:value="1.7991">
            <text:p>1.7991</text:p>
          </table:table-cell>
          <table:table-cell office:value-type="float" office:value="1.0689">
            <text:p>1.0689</text:p>
          </table:table-cell>
          <table:table-cell office:value-type="float" office:value="1.6068">
            <text:p>1.6068</text:p>
          </table:table-cell>
          <table:table-cell office:value-type="float" office:value="0.9476">
            <text:p>0.9476</text:p>
          </table:table-cell>
          <table:table-cell office:value-type="float" office:value="1.1992">
            <text:p>1.1992</text:p>
          </table:table-cell>
          <table:table-cell office:value-type="float" office:value="0.8484">
            <text:p>0.8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4">
            <text:p>2.24</text:p>
          </table:table-cell>
          <table:table-cell office:value-type="float" office:value="1.1481">
            <text:p>1.1481</text:p>
          </table:table-cell>
          <table:table-cell office:value-type="float" office:value="1.7875">
            <text:p>1.7875</text:p>
          </table:table-cell>
          <table:table-cell office:value-type="float" office:value="1.0686">
            <text:p>1.0686</text:p>
          </table:table-cell>
          <table:table-cell office:value-type="float" office:value="1.595">
            <text:p>1.595</text:p>
          </table:table-cell>
          <table:table-cell office:value-type="float" office:value="0.938">
            <text:p>0.938</text:p>
          </table:table-cell>
          <table:table-cell office:value-type="float" office:value="1.168">
            <text:p>1.168</text:p>
          </table:table-cell>
          <table:table-cell office:value-type="float" office:value="0.8517">
            <text:p>0.85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027">
            <text:p>2.027</text:p>
          </table:table-cell>
          <table:table-cell office:value-type="float" office:value="1.1603">
            <text:p>1.1603</text:p>
          </table:table-cell>
          <table:table-cell office:value-type="float" office:value="1.469">
            <text:p>1.469</text:p>
          </table:table-cell>
          <table:table-cell office:value-type="float" office:value="1.05">
            <text:p>1.05</text:p>
          </table:table-cell>
          <table:table-cell office:value-type="float" office:value="1.7062">
            <text:p>1.7062</text:p>
          </table:table-cell>
          <table:table-cell office:value-type="float" office:value="0.9853">
            <text:p>0.9853</text:p>
          </table:table-cell>
          <table:table-cell office:value-type="float" office:value="1.4223">
            <text:p>1.4223</text:p>
          </table:table-cell>
          <table:table-cell office:value-type="float" office:value="0.7566">
            <text:p>0.75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1523">
            <text:p>2.1523</text:p>
          </table:table-cell>
          <table:table-cell office:value-type="float" office:value="1.1376">
            <text:p>1.1376</text:p>
          </table:table-cell>
          <table:table-cell office:value-type="float" office:value="1.5801">
            <text:p>1.5801</text:p>
          </table:table-cell>
          <table:table-cell office:value-type="float" office:value="1.0527">
            <text:p>1.0527</text:p>
          </table:table-cell>
          <table:table-cell office:value-type="float" office:value="2.0945">
            <text:p>2.0945</text:p>
          </table:table-cell>
          <table:table-cell office:value-type="float" office:value="0.8953">
            <text:p>0.8953</text:p>
          </table:table-cell>
          <table:table-cell office:value-type="float" office:value="1.8506">
            <text:p>1.8506</text:p>
          </table:table-cell>
          <table:table-cell office:value-type="float" office:value="0.717">
            <text:p>0.7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7006">
            <text:p>1.7006</text:p>
          </table:table-cell>
          <table:table-cell office:value-type="float" office:value="0.9797">
            <text:p>0.9797</text:p>
          </table:table-cell>
          <table:table-cell office:value-type="float" office:value="1.6578">
            <text:p>1.6578</text:p>
          </table:table-cell>
          <table:table-cell office:value-type="float" office:value="1.0584">
            <text:p>1.0584</text:p>
          </table:table-cell>
          <table:table-cell office:value-type="float" office:value="1.5403">
            <text:p>1.5403</text:p>
          </table:table-cell>
          <table:table-cell office:value-type="float" office:value="0.9867">
            <text:p>0.9867</text:p>
          </table:table-cell>
          <table:table-cell office:value-type="float" office:value="1.7161">
            <text:p>1.7161</text:p>
          </table:table-cell>
          <table:table-cell office:value-type="float" office:value="0.8911">
            <text:p>0.89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6937">
            <text:p>1.6937</text:p>
          </table:table-cell>
          <table:table-cell office:value-type="float" office:value="0.9973">
            <text:p>0.9973</text:p>
          </table:table-cell>
          <table:table-cell office:value-type="float" office:value="1.6883">
            <text:p>1.6883</text:p>
          </table:table-cell>
          <table:table-cell office:value-type="float" office:value="1.0567">
            <text:p>1.0567</text:p>
          </table:table-cell>
          <table:table-cell office:value-type="float" office:value="1.7521">
            <text:p>1.7521</text:p>
          </table:table-cell>
          <table:table-cell office:value-type="float" office:value="0.9929">
            <text:p>0.9929</text:p>
          </table:table-cell>
          <table:table-cell office:value-type="float" office:value="1.4431">
            <text:p>1.4431</text:p>
          </table:table-cell>
          <table:table-cell office:value-type="float" office:value="0.7446">
            <text:p>0.74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7389">
            <text:p>1.7389</text:p>
          </table:table-cell>
          <table:table-cell office:value-type="float" office:value="0.9172">
            <text:p>0.9172</text:p>
          </table:table-cell>
          <table:table-cell office:value-type="float" office:value="1.4827">
            <text:p>1.4827</text:p>
          </table:table-cell>
          <table:table-cell office:value-type="float" office:value="1.0491">
            <text:p>1.0491</text:p>
          </table:table-cell>
          <table:table-cell office:value-type="float" office:value="1.5079">
            <text:p>1.5079</text:p>
          </table:table-cell>
          <table:table-cell office:value-type="float" office:value="0.9546">
            <text:p>0.9546</text:p>
          </table:table-cell>
          <table:table-cell office:value-type="float" office:value="1.4323">
            <text:p>1.4323</text:p>
          </table:table-cell>
          <table:table-cell office:value-type="float" office:value="0.8708">
            <text:p>0.87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2515">
            <text:p>2.2515</text:p>
          </table:table-cell>
          <table:table-cell office:value-type="float" office:value="1.093">
            <text:p>1.093</text:p>
          </table:table-cell>
          <table:table-cell office:value-type="float" office:value="1.8379">
            <text:p>1.8379</text:p>
          </table:table-cell>
          <table:table-cell office:value-type="float" office:value="1.0759">
            <text:p>1.0759</text:p>
          </table:table-cell>
          <table:table-cell office:value-type="float" office:value="1.6323">
            <text:p>1.6323</text:p>
          </table:table-cell>
          <table:table-cell office:value-type="float" office:value="0.9869">
            <text:p>0.9869</text:p>
          </table:table-cell>
          <table:table-cell office:value-type="float" office:value="1.4385">
            <text:p>1.4385</text:p>
          </table:table-cell>
          <table:table-cell office:value-type="float" office:value="0.8588">
            <text:p>0.85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6952">
            <text:p>1.6952</text:p>
          </table:table-cell>
          <table:table-cell office:value-type="float" office:value="0.9399">
            <text:p>0.9399</text:p>
          </table:table-cell>
          <table:table-cell office:value-type="float" office:value="1.5914">
            <text:p>1.5914</text:p>
          </table:table-cell>
          <table:table-cell office:value-type="float" office:value="1.0557">
            <text:p>1.0557</text:p>
          </table:table-cell>
          <table:table-cell office:value-type="float" office:value="1.6275">
            <text:p>1.6275</text:p>
          </table:table-cell>
          <table:table-cell office:value-type="float" office:value="0.9332">
            <text:p>0.9332</text:p>
          </table:table-cell>
          <table:table-cell office:value-type="float" office:value="1.6597">
            <text:p>1.6597</text:p>
          </table:table-cell>
          <table:table-cell office:value-type="float" office:value="0.7614">
            <text:p>0.76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0883">
            <text:p>2.0883</text:p>
          </table:table-cell>
          <table:table-cell office:value-type="float" office:value="1.1799">
            <text:p>1.1799</text:p>
          </table:table-cell>
          <table:table-cell office:value-type="float" office:value="1.5149">
            <text:p>1.5149</text:p>
          </table:table-cell>
          <table:table-cell office:value-type="float" office:value="1.0452">
            <text:p>1.0452</text:p>
          </table:table-cell>
          <table:table-cell office:value-type="float" office:value="1.4945">
            <text:p>1.4945</text:p>
          </table:table-cell>
          <table:table-cell office:value-type="float" office:value="0.9384">
            <text:p>0.9384</text:p>
          </table:table-cell>
          <table:table-cell office:value-type="float" office:value="1.3087">
            <text:p>1.3087</text:p>
          </table:table-cell>
          <table:table-cell office:value-type="float" office:value="0.8734">
            <text:p>0.87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2565">
            <text:p>2.2565</text:p>
          </table:table-cell>
          <table:table-cell office:value-type="float" office:value="1.1293">
            <text:p>1.1293</text:p>
          </table:table-cell>
          <table:table-cell office:value-type="float" office:value="1.803">
            <text:p>1.803</text:p>
          </table:table-cell>
          <table:table-cell office:value-type="float" office:value="1.0696">
            <text:p>1.0696</text:p>
          </table:table-cell>
          <table:table-cell office:value-type="float" office:value="1.7265">
            <text:p>1.7265</text:p>
          </table:table-cell>
          <table:table-cell office:value-type="float" office:value="0.8741">
            <text:p>0.8741</text:p>
          </table:table-cell>
          <table:table-cell office:value-type="float" office:value="1.2742">
            <text:p>1.2742</text:p>
          </table:table-cell>
          <table:table-cell office:value-type="float" office:value="0.7626">
            <text:p>0.76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2714">
            <text:p>2.2714</text:p>
          </table:table-cell>
          <table:table-cell office:value-type="float" office:value="1.1352">
            <text:p>1.1352</text:p>
          </table:table-cell>
          <table:table-cell office:value-type="float" office:value="1.6374">
            <text:p>1.6374</text:p>
          </table:table-cell>
          <table:table-cell office:value-type="float" office:value="1.0906">
            <text:p>1.0906</text:p>
          </table:table-cell>
          <table:table-cell office:value-type="float" office:value="1.6153">
            <text:p>1.6153</text:p>
          </table:table-cell>
          <table:table-cell office:value-type="float" office:value="0.9291">
            <text:p>0.9291</text:p>
          </table:table-cell>
          <table:table-cell office:value-type="float" office:value="1.4414">
            <text:p>1.4414</text:p>
          </table:table-cell>
          <table:table-cell office:value-type="float" office:value="0.7881">
            <text:p>0.788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0176">
            <text:p>2.0176</text:p>
          </table:table-cell>
          <table:table-cell office:value-type="float" office:value="1.1557">
            <text:p>1.1557</text:p>
          </table:table-cell>
          <table:table-cell office:value-type="float" office:value="1.4929">
            <text:p>1.4929</text:p>
          </table:table-cell>
          <table:table-cell office:value-type="float" office:value="1.0401">
            <text:p>1.0401</text:p>
          </table:table-cell>
          <table:table-cell office:value-type="float" office:value="1.5814">
            <text:p>1.5814</text:p>
          </table:table-cell>
          <table:table-cell office:value-type="float" office:value="0.9936">
            <text:p>0.9936</text:p>
          </table:table-cell>
          <table:table-cell office:value-type="float" office:value="1.5237">
            <text:p>1.5237</text:p>
          </table:table-cell>
          <table:table-cell office:value-type="float" office:value="0.879">
            <text:p>0.87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1049">
            <text:p>2.1049</text:p>
          </table:table-cell>
          <table:table-cell office:value-type="float" office:value="1.189">
            <text:p>1.189</text:p>
          </table:table-cell>
          <table:table-cell office:value-type="float" office:value="1.5001">
            <text:p>1.5001</text:p>
          </table:table-cell>
          <table:table-cell office:value-type="float" office:value="1.0421">
            <text:p>1.0421</text:p>
          </table:table-cell>
          <table:table-cell office:value-type="float" office:value="1.7902">
            <text:p>1.7902</text:p>
          </table:table-cell>
          <table:table-cell office:value-type="float" office:value="1.0019">
            <text:p>1.0019</text:p>
          </table:table-cell>
          <table:table-cell office:value-type="float" office:value="1.1257">
            <text:p>1.1257</text:p>
          </table:table-cell>
          <table:table-cell office:value-type="float" office:value="0.823">
            <text:p>0.8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0856">
            <text:p>2.0856</text:p>
          </table:table-cell>
          <table:table-cell office:value-type="float" office:value="1.1459">
            <text:p>1.1459</text:p>
          </table:table-cell>
          <table:table-cell office:value-type="float" office:value="1.6338">
            <text:p>1.6338</text:p>
          </table:table-cell>
          <table:table-cell office:value-type="float" office:value="1.0506">
            <text:p>1.0506</text:p>
          </table:table-cell>
          <table:table-cell office:value-type="float" office:value="1.5643">
            <text:p>1.5643</text:p>
          </table:table-cell>
          <table:table-cell office:value-type="float" office:value="0.9409">
            <text:p>0.9409</text:p>
          </table:table-cell>
          <table:table-cell office:value-type="float" office:value="1.5765">
            <text:p>1.5765</text:p>
          </table:table-cell>
          <table:table-cell office:value-type="float" office:value="0.8459">
            <text:p>0.845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7639">
            <text:p>1.7639</text:p>
          </table:table-cell>
          <table:table-cell office:value-type="float" office:value="0.9233">
            <text:p>0.9233</text:p>
          </table:table-cell>
          <table:table-cell office:value-type="float" office:value="1.5395">
            <text:p>1.5395</text:p>
          </table:table-cell>
          <table:table-cell office:value-type="float" office:value="1.0479">
            <text:p>1.0479</text:p>
          </table:table-cell>
          <table:table-cell office:value-type="float" office:value="1.5037">
            <text:p>1.5037</text:p>
          </table:table-cell>
          <table:table-cell office:value-type="float" office:value="0.9462">
            <text:p>0.9462</text:p>
          </table:table-cell>
          <table:table-cell office:value-type="float" office:value="1.4704">
            <text:p>1.4704</text:p>
          </table:table-cell>
          <table:table-cell office:value-type="float" office:value="0.8777">
            <text:p>0.8777</text:p>
          </table:table-cell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chele Foley</meta:initial-creator>
    <meta:creation-date>2014-12-28T22:56:17</meta:creation-date>
    <dc:date>2014-12-31T02:48:38</dc:date>
    <dc:creator>Lachele Foley</dc:creator>
    <meta:editing-duration>PT2H25M45S</meta:editing-duration>
    <meta:editing-cycles>11</meta:editing-cycles>
    <meta:generator>LibreOffice/3.5$Linux_X86_64 LibreOffice_project/350m1$Build-2</meta:generator>
    <meta:document-statistic meta:table-count="3" meta:cell-count="786" meta:object-count="0"/>
  </office:meta>
</office:document-meta>
</file>